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fo:font-size="10pt" fo:font-style="italic" style:font-size-asian="10pt" style:font-style-asian="italic" style:font-size-complex="10pt" style:font-style-complex="italic"/>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list-style-name="L1">
      <style:paragraph-properties fo:margin-top="0cm" fo:margin-bottom="0.199cm"/>
    </style:style>
    <style:style style:name="P5" style:family="paragraph" style:parent-style-name="Standard">
      <style:paragraph-properties fo:margin-top="0cm" fo:margin-bottom="0.199cm"/>
      <style:text-properties style:font-name="Calibri"/>
    </style:style>
    <style:style style:name="P6" style:family="paragraph" style:parent-style-name="Standard" style:list-style-name="L1">
      <style:paragraph-properties fo:margin-top="0cm" fo:margin-bottom="0.199cm"/>
      <style:text-properties style:font-name="Calibri" fo:font-weight="normal" style:font-weight-asian="normal" style:font-weight-complex="normal"/>
    </style:style>
    <style:style style:name="P7" style:family="paragraph" style:parent-style-name="Standard" style:list-style-name="L1">
      <style:paragraph-properties fo:margin-top="0cm" fo:margin-bottom="0.199cm"/>
      <style:text-properties style:font-name="Calibri"/>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09 – Archivo Serializado (App Gestión de Clietnes)</text:p>
      <text:p text:style-name="P2"/>
      <text:p text:style-name="P2">El programa consta de cuatro Clases:</text:p>
      <text:p text:style-name="P2"/>
      <text:list xml:id="list6816772136447741616" text:style-name="L1">
        <text:list-item>
          <text:p text:style-name="P4"><text:span text:style-name="T2">Cliente:</text:span><text:span text:style-name="T3"> A través de esta clase se crea el objeto cliente.</text:span></text:p>
          <text:p text:style-name="P6">Esta clase tiene dos constructores, uno que pide pasarle como parámetros todos los atributos de la clase, y otro "auxiliar" que solo necesita el NIF, éste último será el que se usará para realizar buscadas en el archivo. Para este mismo fin, la clase, tiene un método equals() que realiza la comparación a través del atributo NIF.</text:p>
        </text:list-item>
        <text:list-item>
          <text:p text:style-name="P4"><text:span text:style-name="T2">AppClientes</text:span><text:span text:style-name="T1">: Se encarga de crear y gestionar el menú, además de solicitar los datos necesarios para dar de alta un cliente.</text:span></text:p>
          <text:p text:style-name="P7">Para crear un nuevo cliente esta clase tiene un método especifico para ello, que solicita al usuario y almacena la información en un HasMap, que se instancia como parámetro de la clase, el método devuelve el HashMap y el programa extrae la información de él para llamar al constructor principal de la clase cliente.</text:p>
          <text:p text:style-name="P7">Para realizar cualquier operación primero se asegura de la existencia del archivo "clientes.dat", si no existe imprime un aviso para el usuario y vuelve al menú principal.</text:p>
        </text:list-item>
        <text:list-item>
          <text:p text:style-name="P7"><text:span text:style-name="T4">GestorFichero:</text:span> Esta clase es donde se encuentran todos los métodos que gestionan y realizan las operaciones con el fichero.</text:p>
        </text:list-item>
        <text:list-item>
          <text:p text:style-name="P7"><text:span text:style-name="T4">MiObjectOutputStream: </text:span>Esta clase hereda de ObjectOutputStream. Parece ser que la clase base de esta al escribir en un fichero inserta una cabecera de inicio y otra al final de los datos, lo que lleva a fallo cuando se intenta leer o añadir más datos al fichero. Para evitar esto se sobreescribe el método writeStreamHeader() para que no añada estas cabeceras.</text:p>
          <text:p text:style-name="P7">La primera vez que se escribe en el fichero se usa la clase padre y las siguientes esta clase en cuestión.</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íctor Visús García<text:tab/><text:tab/>Tarea 09 – Archivo Serializad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2M18S</meta:editing-duration>
    <meta:editing-cycles>6</meta:editing-cycles>
    <meta:generator>OpenOffice/4.1.9$Win32 OpenOffice.org_project/419m1$Build-9805</meta:generator>
    <dc:date>2021-04-18T10:24:49.38</dc:date>
    <meta:document-statistic meta:table-count="0" meta:image-count="0" meta:object-count="0" meta:page-count="1" meta:paragraph-count="11" meta:word-count="301" meta:character-count="1736"/>
    <meta:user-defined meta:name="Info 1"/>
    <meta:user-defined meta:name="Info 2"/>
    <meta:user-defined meta:name="Info 3"/>
    <meta:user-defined meta:name="Info 4"/>
  </office:meta>
</office:document-meta>
</file>